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4-26_11-22-10_000.jpg</text:p>
          </table:table-cell>
          <table:table-cell table:style-name="ce17" office:value-type="string">
            <text:p>-*</text:p>
          </table:table-cell>
          <table:table-cell table:style-name="ce4"/>
          <table:table-cell table:style-name="ce4"/>
          <table:table-cell table:style-name="ce4" office:value-type="string">
            <text:p>N-35-35-28.49121 E-139-34-49.379882</text:p>
          </table:table-cell>
          <table:table-cell table:style-name="ce38" table:formula="of:=IF([.E2]=&quot;&quot;;[.C2];CONCATENATE([.C2];&quot; / &quot;;[.E2]))" office:value-type="string" office:string-value="-*">
            <text:p>-*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4-26_11-42-43_000.jpg</text:p>
          </table:table-cell>
          <table:table-cell table:style-name="ce17" office:value-type="string">
            <text:p>:m 東和 PHOTO / 210423f / 鶴見駅 / 豊岡町マンション新築工事 / １名 / 東京ガスエネワーク（小俣組） / 日報</text:p>
          </table:table-cell>
          <table:table-cell table:style-name="ce4"/>
          <table:table-cell table:style-name="ce4"/>
          <table:table-cell table:style-name="ce4" office:value-type="string">
            <text:p>N-35-35-28.532409 E-139-34-49.379882</text:p>
          </table:table-cell>
          <table:table-cell table:style-name="ce38" table:formula="of:=IF([.E3]=&quot;&quot;;[.C3];CONCATENATE([.C3];&quot; / &quot;;[.E3]))" office:value-type="string" office:string-value=":m 東和 PHOTO / 210423f / 鶴見駅 / 豊岡町マンション新築工事 / １名 / 東京ガスエネワーク（小俣組） / 日報">
            <text:p>:m 東和 PHOTO / 210423f / 鶴見駅 / 豊岡町マンション新築工事 / １名 / 東京ガスエネワーク（小俣組） / 日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4-26_12-36-36_000.jpg</text:p>
          </table:table-cell>
          <table:table-cell table:style-name="ce17" office:value-type="string">
            <text:p>:m 東和 PHOTO / 210423f / 鶴見駅 / 豊岡町マンション新築工事 / １名 / 東京ガスエネワーク（小俣組） / 日誌</text:p>
          </table:table-cell>
          <table:table-cell table:style-name="ce19"/>
          <table:table-cell table:style-name="ce4"/>
          <table:table-cell table:style-name="ce4" office:value-type="string">
            <text:p>N-35-35-28.573608 E-139-34-49.050292</text:p>
          </table:table-cell>
          <table:table-cell table:style-name="ce38" table:formula="of:=IF([.E4]=&quot;&quot;;[.C4];CONCATENATE([.C4];&quot; / &quot;;[.E4]))" office:value-type="string" office:string-value=":m 東和 PHOTO / 210423f / 鶴見駅 / 豊岡町マンション新築工事 / １名 / 東京ガスエネワーク（小俣組） / 日誌">
            <text:p>:m 東和 PHOTO / 210423f / 鶴見駅 / 豊岡町マンション新築工事 / １名 / 東京ガスエネワーク（小俣組） / 日誌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4-26_12-37-27_000.jpg</text:p>
          </table:table-cell>
          <table:table-cell table:style-name="ce8" office:value-type="string">
            <text:p>:m :th / physics / id=GQMU / topic=ガススプレー缶：圧力の変化のわけ</text:p>
          </table:table-cell>
          <table:table-cell table:style-name="ce17"/>
          <table:table-cell table:style-name="ce4"/>
          <table:table-cell table:style-name="ce4" office:value-type="string">
            <text:p>N-35-35-28.573608 E-139-34-49.050292</text:p>
          </table:table-cell>
          <table:table-cell table:style-name="ce38" table:formula="of:=IF([.E5]=&quot;&quot;;[.C5];CONCATENATE([.C5];&quot; / &quot;;[.E5]))" office:value-type="string" office:string-value=":m :th / physics / id=GQMU / topic=ガススプレー缶：圧力の変化のわけ">
            <text:p>:m :th / physics / id=GQMU / topic=ガススプレー缶：圧力の変化のわけ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4-26_14-55-42_000.jpg</text:p>
          </table:table-cell>
          <table:table-cell table:style-name="ce8" office:value-type="string">
            <text:p>:m RES ## / free# JVEMV6 70#_53 / 70. CO2 / w=supercritical;gidrovania;DFT,topic=~,other=~,think~,doc=r-15-3-2#5.1;r-19.1;s-53.d-1#1.1</text:p>
          </table:table-cell>
          <table:table-cell table:style-name="ce19"/>
          <table:table-cell table:style-name="ce4"/>
          <table:table-cell table:style-name="ce4" office:value-type="string">
            <text:p>N-35-35-28.49121 E-139-34-48.885498</text:p>
          </table:table-cell>
          <table:table-cell table:style-name="ce38" table:formula="of:=IF([.E6]=&quot;&quot;;[.C6];CONCATENATE([.C6];&quot; / &quot;;[.E6]))" office:value-type="string" office:string-value=":m RES ## / free# JVEMV6 70#_53 / 70. CO2 / w=supercritical;gidrovania;DFT,topic=~,other=~,think~,doc=r-15-3-2#5.1;r-19.1;s-53.d-1#1.1">
            <text:p>:m RES ## / free# JVEMV6 70#_53 / 70. CO2 / w=supercritical;gidrovania;DFT,topic=~,other=~,think~,doc=r-15-3-2#5.1;r-19.1;s-53.d-1#1.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4-26_15-55-27_000.jpg</text:p>
          </table:table-cell>
          <table:table-cell table:style-name="ce17" office:value-type="string">
            <text:p>:m 東和 PHOTO / 210427tu / 日吉本町駅 / クリオ綱島新築工事 / １名 / 星電気工事（大勝） / 資料：交通</text:p>
          </table:table-cell>
          <table:table-cell table:style-name="ce18"/>
          <table:table-cell table:style-name="ce4"/>
          <table:table-cell table:style-name="ce4" office:value-type="string">
            <text:p>N-35-35-28.532409 E-139-34-49.270019</text:p>
          </table:table-cell>
          <table:table-cell table:style-name="ce38" table:formula="of:=IF([.E7]=&quot;&quot;;[.C7];CONCATENATE([.C7];&quot; / &quot;;[.E7]))" office:value-type="string" office:string-value=":m 東和 PHOTO / 210427tu / 日吉本町駅 / クリオ綱島新築工事 / １名 / 星電気工事（大勝） / 資料：交通">
            <text:p>:m 東和 PHOTO / 210427tu / 日吉本町駅 / クリオ綱島新築工事 / １名 / 星電気工事（大勝） / 資料：交通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4-26_15-56-26_000.jpg</text:p>
          </table:table-cell>
          <table:table-cell table:style-name="ce17" office:value-type="string">
            <text:p>:m 東和 PHOTO / 210427tu / 日吉本町駅 / クリオ綱島新築工事 / １名 / 星電気工事（大勝） / 資料：スケジュール</text:p>
          </table:table-cell>
          <table:table-cell table:style-name="ce19"/>
          <table:table-cell table:style-name="ce4"/>
          <table:table-cell table:style-name="ce4" office:value-type="string">
            <text:p>N-35-35-28.601074 E-139-34-48.830566</text:p>
          </table:table-cell>
          <table:table-cell table:style-name="ce38" table:formula="of:=IF([.E8]=&quot;&quot;;[.C8];CONCATENATE([.C8];&quot; / &quot;;[.E8]))" office:value-type="string" office:string-value=":m 東和 PHOTO / 210427tu / 日吉本町駅 / クリオ綱島新築工事 / １名 / 星電気工事（大勝） / 資料：スケジュール">
            <text:p>:m 東和 PHOTO / 210427tu / 日吉本町駅 / クリオ綱島新築工事 / １名 / 星電気工事（大勝） / 資料：スケジュール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4-26_15-57-00_000.jpg</text:p>
          </table:table-cell>
          <table:table-cell table:style-name="ce17" office:value-type="string">
            <text:p>:m 東和 PHOTO / 210427tu / 日吉本町駅 / クリオ綱島新築工事 / １名 / 星電気工事（大勝） / 資料：天気</text:p>
          </table:table-cell>
          <table:table-cell table:style-name="ce18"/>
          <table:table-cell table:style-name="ce4"/>
          <table:table-cell table:style-name="ce4" office:value-type="string">
            <text:p>N-35-35-28.518676 E-139-34-49.379882</text:p>
          </table:table-cell>
          <table:table-cell table:style-name="ce38" table:formula="of:=IF([.E9]=&quot;&quot;;[.C9];CONCATENATE([.C9];&quot; / &quot;;[.E9]))" office:value-type="string" office:string-value=":m 東和 PHOTO / 210427tu / 日吉本町駅 / クリオ綱島新築工事 / １名 / 星電気工事（大勝） / 資料：天気">
            <text:p>:m 東和 PHOTO / 210427tu / 日吉本町駅 / クリオ綱島新築工事 / １名 / 星電気工事（大勝） / 資料：天気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4-26_15-58-37_000.jpg</text:p>
          </table:table-cell>
          <table:table-cell table:style-name="ce17" office:value-type="string">
            <text:p>:m 東和 PHOTO / 210427tu / 日吉本町駅 / クリオ綱島新築工事 / １名 / 星電気工事（大勝） / 資料：マップ</text:p>
          </table:table-cell>
          <table:table-cell table:style-name="ce19"/>
          <table:table-cell table:style-name="ce4"/>
          <table:table-cell table:style-name="ce4" office:value-type="string">
            <text:p>N-35-35-28.477478 E-139-34-48.940429</text:p>
          </table:table-cell>
          <table:table-cell table:style-name="ce38" table:formula="of:=IF([.E10]=&quot;&quot;;[.C10];CONCATENATE([.C10];&quot; / &quot;;[.E10]))" office:value-type="string" office:string-value=":m 東和 PHOTO / 210427tu / 日吉本町駅 / クリオ綱島新築工事 / １名 / 星電気工事（大勝） / 資料：マップ">
            <text:p>:m 東和 PHOTO / 210427tu / 日吉本町駅 / クリオ綱島新築工事 / １名 / 星電気工事（大勝） / 資料：マップ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4-26_16-02-35_000.jpg</text:p>
          </table:table-cell>
          <table:table-cell table:style-name="ce17" office:value-type="string">
            <text:p>:m 東和 PHOTO / 210427tu / 日吉本町駅 / クリオ綱島新築工事 / １名 / 星電気工事（大勝） / 資料：マップ：ストリート</text:p>
          </table:table-cell>
          <table:table-cell table:style-name="ce17"/>
          <table:table-cell table:style-name="ce4"/>
          <table:table-cell table:style-name="ce4" office:value-type="string">
            <text:p>N-35-35-28.532409 E-139-34-49.160156</text:p>
          </table:table-cell>
          <table:table-cell table:style-name="ce38" table:formula="of:=IF([.E11]=&quot;&quot;;[.C11];CONCATENATE([.C11];&quot; / &quot;;[.E11]))" office:value-type="string" office:string-value=":m 東和 PHOTO / 210427tu / 日吉本町駅 / クリオ綱島新築工事 / １名 / 星電気工事（大勝） / 資料：マップ：ストリート">
            <text:p>:m 東和 PHOTO / 210427tu / 日吉本町駅 / クリオ綱島新築工事 / １名 / 星電気工事（大勝） / 資料：マップ：ストリート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4-26_17-22-21_000.jpg</text:p>
          </table:table-cell>
          <table:table-cell table:style-name="ce8" office:value-type="string">
            <text:p>:m RES ## / free# JVEMV6 70#_54 / 70. CO2 / w=DFT-potential;electron-density;schroedinger-equation,topic=DFT,other=~,think~,doc=d~53-1#2</text:p>
          </table:table-cell>
          <table:table-cell table:style-name="ce19"/>
          <table:table-cell table:style-name="ce4"/>
          <table:table-cell table:style-name="ce4" office:value-type="string">
            <text:p>N-35-35-28.436279 E-139-34-48.995361</text:p>
          </table:table-cell>
          <table:table-cell table:style-name="ce38" table:formula="of:=IF([.E12]=&quot;&quot;;[.C12];CONCATENATE([.C12];&quot; / &quot;;[.E12]))" office:value-type="string" office:string-value=":m RES ## / free# JVEMV6 70#_54 / 70. CO2 / w=DFT-potential;electron-density;schroedinger-equation,topic=DFT,other=~,think~,doc=d~53-1#2">
            <text:p>:m RES ## / free# JVEMV6 70#_54 / 70. CO2 / w=DFT-potential;electron-density;schroedinger-equation,topic=DFT,other=~,think~,doc=d~53-1#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4-26_20-10-36_000.jpg</text:p>
          </table:table-cell>
          <table:table-cell table:style-name="ce8" office:value-type="string">
            <text:p>:m :篠笛,shinobue #*# / session-memo / s.1:res,for=各ホールを基点：キーは何か,tempo=~,R=~ \\\ s.2:todays-melody,genr=~,for=リズム：祭り用,key=F,tempo=100,R=1,i.f.=s-1</text:p>
          </table:table-cell>
          <table:table-cell table:style-name="ce29"/>
          <table:table-cell table:style-name="ce4"/>
          <table:table-cell table:style-name="ce4" office:value-type="string">
            <text:p>N-35-35-28.573608 E-139-34-48.940429</text:p>
          </table:table-cell>
          <table:table-cell table:style-name="ce38" table:formula="of:=IF([.E13]=&quot;&quot;;[.C13];CONCATENATE([.C13];&quot; / &quot;;[.E13]))" office:value-type="string" office:string-value=":m :篠笛,shinobue #*# / session-memo / s.1:res,for=各ホールを基点：キーは何か,tempo=~,R=~ \\\ s.2:todays-melody,genr=~,for=リズム：祭り用,key=F,tempo=100,R=1,i.f.=s-1">
            <text:p>:m :篠笛,shinobue #*# / session-memo / s.1:res,for=各ホールを基点：キーは何か,tempo=~,R=~ \\\ s.2:todays-melody,genr=~,for=リズム：祭り用,key=F,tempo=100,R=1,i.f.=s-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4-26_20-36-58_000.jpg</text:p>
          </table:table-cell>
          <table:table-cell table:style-name="ce8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587341 E-139-34-48.885498</text:p>
          </table:table-cell>
          <table:table-cell table:style-name="ce38" table:formula="of:=IF([.E14]=&quot;&quot;;[.C14];CONCATENATE([.C14];&quot; / &quot;;[.E14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4-26_22-29-59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559875 E-139-34-49.105224</text:p>
          </table:table-cell>
          <table:table-cell table:style-name="ce38" table:formula="of:=IF([.E15]=&quot;&quot;;[.C15];CONCATENATE([.C15];&quot; / &quot;;[.E15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4-27_04-11-27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710937 E-139-34-49.050292</text:p>
          </table:table-cell>
          <table:table-cell table:style-name="ce38" table:formula="of:=IF([.E16]=&quot;&quot;;[.C16];CONCATENATE([.C16];&quot; / &quot;;[.E16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4-27_04-35-11_000.jpg</text:p>
          </table:table-cell>
          <table:table-cell table:style-name="ce8" office:value-type="string">
            <text:p>:m 食べた物　間食 / 味噌スープ</text:p>
          </table:table-cell>
          <table:table-cell table:style-name="ce29"/>
          <table:table-cell table:style-name="ce4"/>
          <table:table-cell table:style-name="ce4" office:value-type="string">
            <text:p>N-35-35-28.450012 E-139-34-49.215087</text:p>
          </table:table-cell>
          <table:table-cell table:style-name="ce38" table:formula="of:=IF([.E17]=&quot;&quot;;[.C17];CONCATENATE([.C17];&quot; / &quot;;[.E17]))" office:value-type="string" office:string-value=":m 食べた物　間食 / 味噌スープ">
            <text:p>:m 食べた物　間食 / 味噌スープ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4-27_05-11-09_000.jpg</text:p>
          </table:table-cell>
          <table:table-cell table:style-name="ce17" office:value-type="string">
            <text:p>:m 東和 PHOTO / 210427tu / 日吉本町駅 / クリオ綱島新築工事 / １名 / 星電気工事（大勝） / 出発時間 / N-35-35-28.189086 E-139-34-49.929199</text:p>
          </table:table-cell>
          <table:table-cell table:style-name="ce20"/>
          <table:table-cell table:style-name="ce4" table:formula="of:=[.F18]" office:value-type="string" office:string-value="N-35-35-28.189086 E-139-34-49.929199">
            <text:p>N-35-35-28.189086 E-139-34-49.929199</text:p>
          </table:table-cell>
          <table:table-cell table:style-name="ce4" office:value-type="string">
            <text:p>N-35-35-28.189086 E-139-34-49.929199</text:p>
          </table:table-cell>
          <table:table-cell table:style-name="ce38" table:formula="of:=IF([.E18]=&quot;&quot;;[.C18];CONCATENATE([.C18];&quot; / &quot;;[.E18]))" office:value-type="string" office:string-value=":m 東和 PHOTO / 210427tu / 日吉本町駅 / クリオ綱島新築工事 / １名 / 星電気工事（大勝） / 出発時間 / N-35-35-28.189086 E-139-34-49.929199 / N-35-35-28.189086 E-139-34-49.929199">
            <text:p>:m 東和 PHOTO / 210427tu / 日吉本町駅 / クリオ綱島新築工事 / １名 / 星電気工事（大勝） / 出発時間 / N-35-35-28.189086 E-139-34-49.929199 / N-35-35-28.189086 E-139-34-49.929199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04-27_06-28-53_000.jpg</text:p>
          </table:table-cell>
          <table:table-cell table:style-name="ce17" office:value-type="string">
            <text:p>:m 東和 PHOTO / 210427tu / 日吉本町駅 / クリオ綱島新築工事 / １名 / 星電気工事（大勝） / 現場状況 / N-35-32-41.746215 E-139-37-44.172363</text:p>
          </table:table-cell>
          <table:table-cell table:style-name="ce18"/>
          <table:table-cell table:style-name="ce4" table:formula="of:=[.F19]" office:value-type="string" office:string-value="N-35-32-41.746215 E-139-37-44.172363">
            <text:p>N-35-32-41.746215 E-139-37-44.172363</text:p>
          </table:table-cell>
          <table:table-cell table:style-name="ce4" office:value-type="string">
            <text:p>N-35-32-41.746215 E-139-37-44.172363</text:p>
          </table:table-cell>
          <table:table-cell table:style-name="ce38" table:formula="of:=IF([.E19]=&quot;&quot;;[.C19];CONCATENATE([.C19];&quot; / &quot;;[.E19]))" office:value-type="string" office:string-value=":m 東和 PHOTO / 210427tu / 日吉本町駅 / クリオ綱島新築工事 / １名 / 星電気工事（大勝） / 現場状況 / N-35-32-41.746215 E-139-37-44.172363 / N-35-32-41.746215 E-139-37-44.172363">
            <text:p>:m 東和 PHOTO / 210427tu / 日吉本町駅 / クリオ綱島新築工事 / １名 / 星電気工事（大勝） / 現場状況 / N-35-32-41.746215 E-139-37-44.172363 / N-35-32-41.746215 E-139-37-44.172363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04-27_06-29-05_000.jpg</text:p>
          </table:table-cell>
          <table:table-cell table:style-name="ce17" office:value-type="string">
            <text:p>:m 東和 PHOTO / 210427tu / 日吉本町駅 / クリオ綱島新築工事 / １名 / 星電気工事（大勝） / 現場状況 / N-35-32-41.746215 E-139-37-44.172363</text:p>
          </table:table-cell>
          <table:table-cell table:style-name="ce19"/>
          <table:table-cell table:style-name="ce4" table:formula="of:=[.F20]" office:value-type="string" office:string-value="N-35-32-41.746215 E-139-37-44.172363">
            <text:p>N-35-32-41.746215 E-139-37-44.172363</text:p>
          </table:table-cell>
          <table:table-cell table:style-name="ce4" office:value-type="string">
            <text:p>N-35-32-41.746215 E-139-37-44.172363</text:p>
          </table:table-cell>
          <table:table-cell table:style-name="ce38" table:formula="of:=IF([.E20]=&quot;&quot;;[.C20];CONCATENATE([.C20];&quot; / &quot;;[.E20]))" office:value-type="string" office:string-value=":m 東和 PHOTO / 210427tu / 日吉本町駅 / クリオ綱島新築工事 / １名 / 星電気工事（大勝） / 現場状況 / N-35-32-41.746215 E-139-37-44.172363 / N-35-32-41.746215 E-139-37-44.172363">
            <text:p>:m 東和 PHOTO / 210427tu / 日吉本町駅 / クリオ綱島新築工事 / １名 / 星電気工事（大勝） / 現場状況 / N-35-32-41.746215 E-139-37-44.172363 / N-35-32-41.746215 E-139-37-44.172363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04-27_06-29-21_000.jpg</text:p>
          </table:table-cell>
          <table:table-cell table:style-name="ce17" office:value-type="string">
            <text:p>:m 東和 PHOTO / 210427tu / 日吉本町駅 / クリオ綱島新築工事 / １名 / 星電気工事（大勝） / 現場状況 / N-35-32-41.553955 E-139-37-43.897705</text:p>
          </table:table-cell>
          <table:table-cell table:style-name="ce17"/>
          <table:table-cell table:style-name="ce4" table:formula="of:=[.F21]" office:value-type="string" office:string-value="N-35-32-41.553955 E-139-37-43.897705">
            <text:p>N-35-32-41.553955 E-139-37-43.897705</text:p>
          </table:table-cell>
          <table:table-cell table:style-name="ce4" office:value-type="string">
            <text:p>N-35-32-41.553955 E-139-37-43.897705</text:p>
          </table:table-cell>
          <table:table-cell table:style-name="ce38" table:formula="of:=IF([.E21]=&quot;&quot;;[.C21];CONCATENATE([.C21];&quot; / &quot;;[.E21]))" office:value-type="string" office:string-value=":m 東和 PHOTO / 210427tu / 日吉本町駅 / クリオ綱島新築工事 / １名 / 星電気工事（大勝） / 現場状況 / N-35-32-41.553955 E-139-37-43.897705 / N-35-32-41.553955 E-139-37-43.897705">
            <text:p>:m 東和 PHOTO / 210427tu / 日吉本町駅 / クリオ綱島新築工事 / １名 / 星電気工事（大勝） / 現場状況 / N-35-32-41.553955 E-139-37-43.897705 / N-35-32-41.553955 E-139-37-43.897705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1-04-27_06-29-29_000.jpg</text:p>
          </table:table-cell>
          <table:table-cell table:style-name="ce17" office:value-type="string">
            <text:p>:m 東和 PHOTO / 210427tu / 日吉本町駅 / クリオ綱島新築工事 / １名 / 星電気工事（大勝） / 現場状況 / N-35-32-41.553955 E-139-37-43.897705</text:p>
          </table:table-cell>
          <table:table-cell table:style-name="ce29"/>
          <table:table-cell table:style-name="ce4" table:formula="of:=[.F22]" office:value-type="string" office:string-value="N-35-32-41.553955 E-139-37-43.897705">
            <text:p>N-35-32-41.553955 E-139-37-43.897705</text:p>
          </table:table-cell>
          <table:table-cell table:style-name="ce4" office:value-type="string">
            <text:p>N-35-32-41.553955 E-139-37-43.897705</text:p>
          </table:table-cell>
          <table:table-cell table:style-name="ce38" table:formula="of:=IF([.E22]=&quot;&quot;;[.C22];CONCATENATE([.C22];&quot; / &quot;;[.E22]))" office:value-type="string" office:string-value=":m 東和 PHOTO / 210427tu / 日吉本町駅 / クリオ綱島新築工事 / １名 / 星電気工事（大勝） / 現場状況 / N-35-32-41.553955 E-139-37-43.897705 / N-35-32-41.553955 E-139-37-43.897705">
            <text:p>:m 東和 PHOTO / 210427tu / 日吉本町駅 / クリオ綱島新築工事 / １名 / 星電気工事（大勝） / 現場状況 / N-35-32-41.553955 E-139-37-43.897705 / N-35-32-41.553955 E-139-37-43.897705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1-04-27_06-34-31_000.jpg</text:p>
          </table:table-cell>
          <table:table-cell table:style-name="ce17" office:value-type="string">
            <text:p>:m 東和 PHOTO / 210427tu / 日吉本町駅 / クリオ綱島新築工事 / １名 / 星電気工事（大勝） / 現場状況 / N-35-32-41.705017 E-139-37-43.842773</text:p>
          </table:table-cell>
          <table:table-cell table:style-name="ce29"/>
          <table:table-cell table:style-name="ce4" table:formula="of:=[.F23]" office:value-type="string" office:string-value="N-35-32-41.705017 E-139-37-43.842773">
            <text:p>N-35-32-41.705017 E-139-37-43.842773</text:p>
          </table:table-cell>
          <table:table-cell table:style-name="ce4" office:value-type="string">
            <text:p>N-35-32-41.705017 E-139-37-43.842773</text:p>
          </table:table-cell>
          <table:table-cell table:style-name="ce38" table:formula="of:=IF([.E23]=&quot;&quot;;[.C23];CONCATENATE([.C23];&quot; / &quot;;[.E23]))" office:value-type="string" office:string-value=":m 東和 PHOTO / 210427tu / 日吉本町駅 / クリオ綱島新築工事 / １名 / 星電気工事（大勝） / 現場状況 / N-35-32-41.705017 E-139-37-43.842773 / N-35-32-41.705017 E-139-37-43.842773">
            <text:p>:m 東和 PHOTO / 210427tu / 日吉本町駅 / クリオ綱島新築工事 / １名 / 星電気工事（大勝） / 現場状況 / N-35-32-41.705017 E-139-37-43.842773 / N-35-32-41.705017 E-139-37-43.842773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1-04-27_06-34-33_000.jpg</text:p>
          </table:table-cell>
          <table:table-cell table:style-name="ce17" office:value-type="string">
            <text:p>:m 東和 PHOTO / 210427tu / 日吉本町駅 / クリオ綱島新築工事 / １名 / 星電気工事（大勝） / 現場状況 / N-35-32-41.705017 E-139-37-43.842773</text:p>
          </table:table-cell>
          <table:table-cell table:style-name="ce29"/>
          <table:table-cell table:style-name="ce4" table:formula="of:=[.F24]" office:value-type="string" office:string-value="N-35-32-41.705017 E-139-37-43.842773">
            <text:p>N-35-32-41.705017 E-139-37-43.842773</text:p>
          </table:table-cell>
          <table:table-cell table:style-name="ce4" office:value-type="string">
            <text:p>N-35-32-41.705017 E-139-37-43.842773</text:p>
          </table:table-cell>
          <table:table-cell table:style-name="ce38" table:formula="of:=IF([.E24]=&quot;&quot;;[.C24];CONCATENATE([.C24];&quot; / &quot;;[.E24]))" office:value-type="string" office:string-value=":m 東和 PHOTO / 210427tu / 日吉本町駅 / クリオ綱島新築工事 / １名 / 星電気工事（大勝） / 現場状況 / N-35-32-41.705017 E-139-37-43.842773 / N-35-32-41.705017 E-139-37-43.842773">
            <text:p>:m 東和 PHOTO / 210427tu / 日吉本町駅 / クリオ綱島新築工事 / １名 / 星電気工事（大勝） / 現場状況 / N-35-32-41.705017 E-139-37-43.842773 / N-35-32-41.705017 E-139-37-43.842773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1-04-27_06-34-35_000.jpg</text:p>
          </table:table-cell>
          <table:table-cell table:style-name="ce17" office:value-type="string">
            <text:p>:m 東和 PHOTO / 210427tu / 日吉本町駅 / クリオ綱島新築工事 / １名 / 星電気工事（大勝） / 現場状況 / N-35-32-41.705017 E-139-37-43.842773</text:p>
          </table:table-cell>
          <table:table-cell table:style-name="ce29"/>
          <table:table-cell table:style-name="ce4" table:formula="of:=[.F25]" office:value-type="string" office:string-value="N-35-32-41.705017 E-139-37-43.842773">
            <text:p>N-35-32-41.705017 E-139-37-43.842773</text:p>
          </table:table-cell>
          <table:table-cell table:style-name="ce4" office:value-type="string">
            <text:p>N-35-32-41.705017 E-139-37-43.842773</text:p>
          </table:table-cell>
          <table:table-cell table:style-name="ce38" table:formula="of:=IF([.E25]=&quot;&quot;;[.C25];CONCATENATE([.C25];&quot; / &quot;;[.E25]))" office:value-type="string" office:string-value=":m 東和 PHOTO / 210427tu / 日吉本町駅 / クリオ綱島新築工事 / １名 / 星電気工事（大勝） / 現場状況 / N-35-32-41.705017 E-139-37-43.842773 / N-35-32-41.705017 E-139-37-43.842773">
            <text:p>:m 東和 PHOTO / 210427tu / 日吉本町駅 / クリオ綱島新築工事 / １名 / 星電気工事（大勝） / 現場状況 / N-35-32-41.705017 E-139-37-43.842773 / N-35-32-41.705017 E-139-37-43.842773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1-04-27_07-08-30_000.jpg</text:p>
          </table:table-cell>
          <table:table-cell table:style-name="ce18" office:value-type="string">
            <text:p>:PHOTO 記録しておきたいもの / @日吉本町駅、東和現場 / object=自販機：商品陳列パネル,photo-for=価格を記録したい：ペットものが、１００円 / N-35-32-40.72998 E-139-37-41.700439</text:p>
          </table:table-cell>
          <table:table-cell table:style-name="ce29"/>
          <table:table-cell table:style-name="ce4" table:formula="of:=[.F26]" office:value-type="string" office:string-value="N-35-32-40.72998 E-139-37-41.700439">
            <text:p>N-35-32-40.72998 E-139-37-41.700439</text:p>
          </table:table-cell>
          <table:table-cell table:style-name="ce4" office:value-type="string">
            <text:p>N-35-32-40.72998 E-139-37-41.700439</text:p>
          </table:table-cell>
          <table:table-cell table:style-name="ce38" table:formula="of:=IF([.E26]=&quot;&quot;;[.C26];CONCATENATE([.C26];&quot; / &quot;;[.E26]))" office:value-type="string" office:string-value=":PHOTO 記録しておきたいもの / @日吉本町駅、東和現場 / object=自販機：商品陳列パネル,photo-for=価格を記録したい：ペットものが、１００円 / N-35-32-40.72998 E-139-37-41.700439 / N-35-32-40.72998 E-139-37-41.700439">
            <text:p>:PHOTO 記録しておきたいもの / @日吉本町駅、東和現場 / object=自販機：商品陳列パネル,photo-for=価格を記録したい：ペットものが、１００円 / N-35-32-40.72998 E-139-37-41.700439 / N-35-32-40.72998 E-139-37-41.700439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1-04-27_20-08-12_000.jpg</text:p>
          </table:table-cell>
          <table:table-cell table:style-name="ce17" office:value-type="string">
            <text:p>:m 東和 PHOTO / 210427tu / 日吉本町駅 / クリオ綱島新築工事 / １名 / 星電気工事（大勝） / 日報</text:p>
          </table:table-cell>
          <table:table-cell table:style-name="ce8"/>
          <table:table-cell table:style-name="ce4"/>
          <table:table-cell table:style-name="ce4" office:value-type="string">
            <text:p>N-35-35-28.601074 E-139-34-49.270019</text:p>
          </table:table-cell>
          <table:table-cell table:style-name="ce38" table:formula="of:=IF([.E27]=&quot;&quot;;[.C27];CONCATENATE([.C27];&quot; / &quot;;[.E27]))" office:value-type="string" office:string-value=":m 東和 PHOTO / 210427tu / 日吉本町駅 / クリオ綱島新築工事 / １名 / 星電気工事（大勝） / 日報">
            <text:p>:m 東和 PHOTO / 210427tu / 日吉本町駅 / クリオ綱島新築工事 / １名 / 星電気工事（大勝） / 日報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1-04-27_21-15-31_000.jpg</text:p>
          </table:table-cell>
          <table:table-cell table:style-name="ce17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175354 E-139-34-49.270019</text:p>
          </table:table-cell>
          <table:table-cell table:style-name="ce38" table:formula="of:=IF([.E28]=&quot;&quot;;[.C28];CONCATENATE([.C28];&quot; / &quot;;[.E28]))" office:value-type="string" office:string-value=":m 食べた物">
            <text:p>:m 食べた物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string">
            <text:p>2021-04-28_02-24-32_000.jpg</text:p>
          </table:table-cell>
          <table:table-cell table:style-name="ce18" office:value-type="string">
            <text:p>:m other / log / 寝る前　ウェブ閲覧　記録　（for オナニー） / 未了 </text:p>
          </table:table-cell>
          <table:table-cell table:style-name="ce20"/>
          <table:table-cell table:style-name="ce4"/>
          <table:table-cell table:style-name="ce4" office:value-type="string">
            <text:p>N-35-35-28.573608 E-139-34-49.215087</text:p>
          </table:table-cell>
          <table:table-cell table:style-name="ce38" table:formula="of:=IF([.E29]=&quot;&quot;;[.C29];CONCATENATE([.C29];&quot; / &quot;;[.E29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2021-04-28_02-24-39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573608 E-139-34-49.215087</text:p>
          </table:table-cell>
          <table:table-cell table:style-name="ce38" table:formula="of:=IF([.E30]=&quot;&quot;;[.C30];CONCATENATE([.C30];&quot; / &quot;;[.E30]))" office:value-type="string" office:string-value=":m :PHOTO 寝た時刻 / 2020">
            <text:p>:m :PHOTO 寝た時刻 / 202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2021-04-28_10-03-29_000.jpg</text:p>
          </table:table-cell>
          <table:table-cell table:style-name="ce17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573608 E-139-34-49.270019</text:p>
          </table:table-cell>
          <table:table-cell table:style-name="ce38" table:formula="of:=IF([.E31]=&quot;&quot;;[.C31];CONCATENATE([.C31];&quot; / &quot;;[.E31]))" office:value-type="string" office:string-value=":m :PHOTO 起きた時刻 / 2020">
            <text:p>:m :PHOTO 起きた時刻 / 202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4" office:value-type="string">
            <text:p>2021-04-28_10-10-13_000.jpg</text:p>
          </table:table-cell>
          <table:table-cell table:style-name="ce20" office:value-type="string">
            <text:p>:m :? #*# / topic=religion / content=「神」という概念：起源</text:p>
          </table:table-cell>
          <table:table-cell table:style-name="ce19"/>
          <table:table-cell table:style-name="ce4"/>
          <table:table-cell table:style-name="ce4" office:value-type="string">
            <text:p>N-35-35-28.504943 E-139-34-49.160156</text:p>
          </table:table-cell>
          <table:table-cell table:style-name="ce38" table:formula="of:=IF([.E32]=&quot;&quot;;[.C32];CONCATENATE([.C32];&quot; / &quot;;[.E32]))" office:value-type="string" office:string-value=":m :? #*# / topic=religion / content=「神」という概念：起源">
            <text:p>:m :? #*# / topic=religion / content=「神」という概念：起源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string">
            <text:p>2021-04-28_10-10-29_000.jpg</text:p>
          </table:table-cell>
          <table:table-cell table:style-name="ce19" office:value-type="string">
            <text:p>:m 記録 / お酒：飲んだ量</text:p>
          </table:table-cell>
          <table:table-cell table:style-name="ce17"/>
          <table:table-cell table:style-name="ce4"/>
          <table:table-cell table:style-name="ce4" office:value-type="string">
            <text:p>N-35-35-28.504943 E-139-34-49.160156</text:p>
          </table:table-cell>
          <table:table-cell table:style-name="ce38" table:formula="of:=IF([.E33]=&quot;&quot;;[.C33];CONCATENATE([.C33];&quot; / &quot;;[.E33]))" office:value-type="string" office:string-value=":m 記録 / お酒：飲んだ量">
            <text:p>:m 記録 / お酒：飲んだ量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4-26_18-24-35_000.mp4</text:p>
          </table:table-cell>
          <table:table-cell table:style-name="ce8" office:value-type="string">
            <text:p>:VIDEO / @自室 / 記録 / jap.flute / 演奏、play / f-2021-0426-1 / R=1,todays-melody</text:p>
          </table:table-cell>
          <table:table-cell table:style-name="ce4"/>
          <table:table-cell table:style-name="ce4"/>
          <table:table-cell table:style-name="ce4"/>
          <table:table-cell table:style-name="ce38" table:formula="of:=IF([.E34]=&quot;&quot;;[.C34];CONCATENATE([.C34];&quot; / &quot;;[.E34]))" office:value-type="string" office:string-value=":VIDEO / @自室 / 記録 / jap.flute / 演奏、play / f-2021-0426-1 / R=1,todays-melody">
            <text:p>:VIDEO / @自室 / 記録 / jap.flute / 演奏、play / f-2021-0426-1 / R=1,todays-melody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4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4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4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4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42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4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8">2021/04/28</text:date>, <text:time>11:49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4-28T11:49:05.03</dc:date>
    <dc:creator>iwabuchi ken</dc:creator>
    <meta:editing-duration>P32DT23H28M9S</meta:editing-duration>
    <meta:editing-cycles>12264</meta:editing-cycles>
    <meta:document-statistic meta:table-count="1" meta:cell-count="417" meta:object-count="0"/>
  </office:meta>
</office:document-meta>
</file>